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A0000017AF0894A937AD1838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cc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034cm" svg:height="7.049cm" svg:x="0.466cm" svg:y="0.5cm">
          <draw:image xlink:href="Pictures/100000000000021A0000017AF0894A937AD1838C.png" xlink:type="simple" xlink:show="embed" xlink:actuate="onLoad">
            <text:p/>
          </draw:image>
        </draw:frame>
        <draw:line draw:style-name="gr2" draw:text-style-name="P1" draw:layer="layout" svg:x1="10.8cm" svg:y1="2.9cm" svg:x2="7.5cm" svg:y2="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6T11:37:56.790000000</meta:creation-date>
    <dc:date>2016-01-26T13:23:39.886000000</dc:date>
    <meta:editing-duration>PT1M53S</meta:editing-duration>
    <meta:editing-cycles>2</meta:editing-cycles>
    <meta:generator>LibreOffice/5.0.4.2$Windows_x86 LibreOffice_project/2b9802c1994aa0b7dc6079e128979269cf95bc78</meta:generator>
    <meta:document-statistic meta:object-count="2"/>
  </office:meta>
</office:document-meta>
</file>